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021c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021c4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021c4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021c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021c4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021c4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1b39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02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8">Stato Pagamenti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6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6">L'utente accede al sistema e viene riconosciuto come <text:span text:style-name="T3">Direttore</text:span> <text:span text:style-name="T3">oppure come impiegato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7"/>
            <text:p text:style-name="P9">1. Accede alla <text:span text:style-name="T3">funzione visualizza stato pagamenti</text:span>.</text:p>
            <text:p text:style-name="P9"/>
            <text:p text:style-name="P9">2. <text:span text:style-name="T3">Carica l'elenco degli iscritti ed il loro relativo stato.</text:span></text:p>
            <text:p text:style-name="P9"><text:span text:style-name="T3"/></text:p>
            <text:p text:style-name="P9">3. <text:span text:style-name="T3">Prende visione degli utenti che non hanno ancora effettuato il pagamento della retta.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6">In caso di successo Il sistema mostra i dati richiesti.</text:p>
            <text:p text:style-name="P6"/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6">L' <text:span text:style-name="T3">impiegato </text:span>oppure <text:span text:style-name="T3">il Direttore</text:span> deve poter <text:span text:style-name="T3">visualizzare l'elenco degli iscritti in meno</text:span> di <text:span text:style-name="T3">2</text:span>0 secondi.</text:p>
          </table:table-cell>
        </table:table-row>
      </table:table>
      <text:p text:style-name="P1">UC<text:span text:style-name="T3">1 : Il Direttore o l'impiegato visualizza l'elenco degli iscritti ed il loro relativo stato di pag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18T18:02:45.65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28" meta:character-count="841" meta:non-whitespace-character-count="730"/>
  </office:meta>
</office:document-meta>
</file>